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TemplateTransactedTests.useTransac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ransactedTests.setup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TemplateTransactedTests.useTransacted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ransactedTests.getLocal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